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6452" officeooo:paragraph-rsid="00166452"/>
    </style:style>
    <style:style style:name="P2" style:family="paragraph" style:parent-style-name="Standard">
      <style:text-properties officeooo:rsid="00185d3f" officeooo:paragraph-rsid="00185d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añero de cornisas.</text:p>
      <text:p text:style-name="P1"/>
      <text:p text:style-name="P2">Adiós, compañero de cornisas, </text:p>
      <text:p text:style-name="P2"/>
      <text:p text:style-name="P2">de la cresta de la euforia y de saborear la gloria y de después... caer</text:p>
      <text:p text:style-name="P2"/>
      <text:p text:style-name="P2">Adiós, dios mediante nos veremos, </text:p>
      <text:p text:style-name="P2"/>
      <text:p text:style-name="P2">se que juntos volveremos a reavivar el sueño que anhela esta ciudad</text:p>
      <text:p text:style-name="P2"/>
      <text:p text:style-name="P2">A dios, le encanta este juego de ver quien llega primero a robarle su fuego y a ocupar su lugar</text:p>
      <text:p text:style-name="P2"/>
      <text:p text:style-name="P2">Adiós, ya habrás llegado a dios, desempolvaste tus parches y tu redo y tu tambor</text:p>
      <text:p text:style-name="P2"/>
      <text:p text:style-name="P2">contaste hasta 4 y empezó tu rockanroll</text:p>
      <text:p text:style-name="P2"/>
      <text:p text:style-name="P2">y un temblor de funk y soul mezclado con chacarera que hizo abrir el cielo en dos</text:p>
      <text:p text:style-name="P2"/>
      <text:p text:style-name="P2">y un temblor de funk y soul mezclado con chacarera que hizo estremecer a dios</text:p>
      <text:p text:style-name="P2"/>
      <text:p text:style-name="P2">Adiós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2T15:32:30.785171391</meta:creation-date>
    <dc:date>2025-09-12T16:22:44.622850422</dc:date>
    <meta:editing-duration>PT39M55S</meta:editing-duration>
    <meta:editing-cycles>1</meta:editing-cycles>
    <meta:document-statistic meta:table-count="0" meta:image-count="0" meta:object-count="0" meta:page-count="1" meta:paragraph-count="11" meta:word-count="114" meta:character-count="601" meta:non-whitespace-character-count="496"/>
    <meta:generator>LibreOffice/25.2.4.3$Linux_X86_64 LibreOffice_project/520$Build-3</meta:generator>
  </office:meta>
</office:document-meta>
</file>